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082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3.672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8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1">
      <style:table-cell-properties fo:border="0.74pt solid #000000"/>
    </style:style>
    <style:style style:name="ce3" style:family="table-cell" style:parent-style-name="Default" style:data-style-name="N111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Titolo</text:p>
          </table:table-cell>
          <table:table-cell table:style-name="ce1" office:value-type="string" calcext:value-type="string">
            <text:p>Prezzo</text:p>
          </table:table-cell>
          <table:table-cell office:value-type="string" calcext:value-type="string">
            <text:p>Produttore</text:p>
          </table:table-cell>
          <table:table-cell office:value-type="string" calcext:value-type="string">
            <text:p>Nazione</text:p>
          </table:table-cell>
          <table:table-cell office:value-type="string" calcext:value-type="string">
            <text:p>Copie Vendute</text:p>
          </table:table-cell>
          <table:table-cell table:style-name="ce1" office:value-type="string" calcext:value-type="string">
            <text:p>Costo Produzione</text:p>
          </table:table-cell>
          <table:table-cell table:style-name="ce1" office:value-type="string" calcext:value-type="string">
            <text:p>Introiti</text:p>
          </table:table-cell>
          <table:table-cell table:style-name="ce1" office:value-type="string" calcext:value-type="string">
            <text:p>Guadagni (lordi)</text:p>
          </table:table-cell>
          <table:table-cell office:value-type="string" calcext:value-type="string">
            <text:p>Spesa tasse</text:p>
          </table:table-cell>
          <table:table-cell office:value-type="string" calcext:value-type="string">
            <text:p>Guadagni (netti)</text:p>
          </table:table-cell>
        </table:table-row>
        <table:table-row table:style-name="ro1">
          <table:table-cell office:value-type="string" calcext:value-type="string">
            <text:p>Animal Crossing: New Horizons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43000000" calcext:value-type="float">
            <text:p>43000000</text:p>
          </table:table-cell>
          <table:table-cell office:value-type="currency" office:currency="EUR" office:value="50000000" calcext:value-type="currency">
            <text:p>€ 50.000.000,00</text:p>
          </table:table-cell>
          <table:table-cell table:formula="of:=[.F2]*[.B2]" office:value-type="currency" office:currency="EUR" office:value="3000000000" calcext:value-type="currency">
            <text:p>€ 3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 Legends (Deluxe Edition)</text:p>
          </table:table-cell>
          <table:table-cell office:value-type="currency" office:currency="EUR" office:value="30" calcext:value-type="currency">
            <text:p>€ 3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130000000" calcext:value-type="float">
            <text:p>130000000</text:p>
          </table:table-cell>
          <table:table-cell office:value-type="currency" office:currency="EUR" office:value="70000000" calcext:value-type="currency">
            <text:p>€ 70.000.000,00</text:p>
          </table:table-cell>
          <table:table-cell table:formula="of:=[.F3]*[.B3]" office:value-type="currency" office:currency="EUR" office:value="2100000000" calcext:value-type="currency">
            <text:p>€ 2.1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’s Creed Valhalla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FRA</text:p>
          </table:table-cell>
          <table:table-cell office:value-type="float" office:value="20000000" calcext:value-type="float">
            <text:p>20000000</text:p>
          </table:table-cell>
          <table:table-cell office:value-type="currency" office:currency="EUR" office:value="140000000" calcext:value-type="currency">
            <text:p>€ 140.000.000,00</text:p>
          </table:table-cell>
          <table:table-cell table:formula="of:=[.F4]*[.B4]" office:value-type="currency" office:currency="EUR" office:value="8400000000" calcext:value-type="currency">
            <text:p>€ 8.4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field 2042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5000000" calcext:value-type="float">
            <text:p>5000000</text:p>
          </table:table-cell>
          <table:table-cell office:value-type="currency" office:currency="EUR" office:value="120000000" calcext:value-type="currency">
            <text:p>€ 120.000.000,00</text:p>
          </table:table-cell>
          <table:table-cell table:formula="of:=[.F5]*[.B5]" office:value-type="currency" office:currency="EUR" office:value="7200000000" calcext:value-type="currency">
            <text:p>€ 7.2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dborne</text:p>
          </table:table-cell>
          <table:table-cell office:value-type="currency" office:currency="EUR" office:value="50" calcext:value-type="currency">
            <text:p>€ 50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7000000" calcext:value-type="float">
            <text:p>7000000</text:p>
          </table:table-cell>
          <table:table-cell office:value-type="currency" office:currency="EUR" office:value="40000000" calcext:value-type="currency">
            <text:p>€ 40.000.000,00</text:p>
          </table:table-cell>
          <table:table-cell table:formula="of:=[.F6]*[.B6]" office:value-type="currency" office:currency="EUR" office:value="2000000000" calcext:value-type="currency">
            <text:p>€ 2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 Age: Dreadwolf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3000000" calcext:value-type="float">
            <text:p>3000000</text:p>
          </table:table-cell>
          <table:table-cell office:value-type="currency" office:currency="EUR" office:value="150000000" calcext:value-type="currency">
            <text:p>€ 150.000.000,00</text:p>
          </table:table-cell>
          <table:table-cell table:formula="of:=[.F7]*[.B7]" office:value-type="currency" office:currency="EUR" office:value="10500000000" calcext:value-type="currency">
            <text:p>€ 10.5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A 23</text:p>
          </table:table-cell>
          <table:table-cell office:value-type="currency" office:currency="EUR" office:value="50" calcext:value-type="currency">
            <text:p>€ 5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10000000" calcext:value-type="float">
            <text:p>10000000</text:p>
          </table:table-cell>
          <table:table-cell office:value-type="currency" office:currency="EUR" office:value="100000000" calcext:value-type="currency">
            <text:p>€ 100.000.000,00</text:p>
          </table:table-cell>
          <table:table-cell table:formula="of:=[.F8]*[.B8]" office:value-type="currency" office:currency="EUR" office:value="5000000000" calcext:value-type="currency">
            <text:p>€ 5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Emblem: Three Houses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4000000" calcext:value-type="float">
            <text:p>4000000</text:p>
          </table:table-cell>
          <table:table-cell office:value-type="currency" office:currency="EUR" office:value="35000000" calcext:value-type="currency">
            <text:p>€ 35.000.000,00</text:p>
          </table:table-cell>
          <table:table-cell table:formula="of:=[.F9]*[.B9]" office:value-type="currency" office:currency="EUR" office:value="2100000000" calcext:value-type="currency">
            <text:p>€ 2.1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of Tsushima Director’s Cut</text:p>
          </table:table-cell>
          <table:table-cell office:value-type="currency" office:currency="EUR" office:value="80" calcext:value-type="currency">
            <text:p>€ 80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10000000" calcext:value-type="float">
            <text:p>10000000</text:p>
          </table:table-cell>
          <table:table-cell office:value-type="currency" office:currency="EUR" office:value="90000000" calcext:value-type="currency">
            <text:p>€ 90.000.000,00</text:p>
          </table:table-cell>
          <table:table-cell table:formula="of:=[.F10]*[.B10]" office:value-type="currency" office:currency="EUR" office:value="7200000000" calcext:value-type="currency">
            <text:p>€ 7.2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 of War Ragnarök</text:p>
          </table:table-cell>
          <table:table-cell office:value-type="currency" office:currency="EUR" office:value="80" calcext:value-type="currency">
            <text:p>€ 80,00</text:p>
          </table:table-cell>
          <table:table-cell table:style-name="ce2"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15000000" calcext:value-type="float">
            <text:p>15000000</text:p>
          </table:table-cell>
          <table:table-cell office:value-type="currency" office:currency="EUR" office:value="200000000" calcext:value-type="currency">
            <text:p>€ 200.000.000,00</text:p>
          </table:table-cell>
          <table:table-cell table:formula="of:=[.F11]*[.B11]" office:value-type="currency" office:currency="EUR" office:value="16000000000" calcext:value-type="currency">
            <text:p>€ 16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 Turismo 7</text:p>
          </table:table-cell>
          <table:table-cell office:value-type="currency" office:currency="EUR" office:value="70" calcext:value-type="currency">
            <text:p>€ 70,00</text:p>
          </table:table-cell>
          <table:table-cell table:style-name="ce2"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8000000" calcext:value-type="float">
            <text:p>8000000</text:p>
          </table:table-cell>
          <table:table-cell office:value-type="currency" office:currency="EUR" office:value="110000000" calcext:value-type="currency">
            <text:p>€ 110.000.000,00</text:p>
          </table:table-cell>
          <table:table-cell table:formula="of:=[.F12]*[.B12]" office:value-type="currency" office:currency="EUR" office:value="7700000000" calcext:value-type="currency">
            <text:p>€ 7.7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izon Forbidden West</text:p>
          </table:table-cell>
          <table:table-cell office:value-type="currency" office:currency="EUR" office:value="75" calcext:value-type="currency">
            <text:p>€ 75,00</text:p>
          </table:table-cell>
          <table:table-cell table:style-name="ce2"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9000000" calcext:value-type="float">
            <text:p>9000000</text:p>
          </table:table-cell>
          <table:table-cell office:value-type="currency" office:currency="EUR" office:value="220000000" calcext:value-type="currency">
            <text:p>€ 220.000.000,00</text:p>
          </table:table-cell>
          <table:table-cell table:formula="of:=[.F13]*[.B13]" office:value-type="currency" office:currency="EUR" office:value="16500000000" calcext:value-type="currency">
            <text:p>€ 16.5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gi’s Mansion 3</text:p>
          </table:table-cell>
          <table:table-cell office:value-type="currency" office:currency="EUR" office:value="50" calcext:value-type="currency">
            <text:p>€ 50,00</text:p>
          </table:table-cell>
          <table:table-cell table:style-name="ce2"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12000000" calcext:value-type="float">
            <text:p>12000000</text:p>
          </table:table-cell>
          <table:table-cell office:value-type="currency" office:currency="EUR" office:value="40000000" calcext:value-type="currency">
            <text:p>€ 40.000.000,00</text:p>
          </table:table-cell>
          <table:table-cell table:formula="of:=[.F14]*[.B14]" office:value-type="currency" office:currency="EUR" office:value="2000000000" calcext:value-type="currency">
            <text:p>€ 2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den NFL 23</text:p>
          </table:table-cell>
          <table:table-cell office:value-type="currency" office:currency="EUR" office:value="55" calcext:value-type="currency">
            <text:p>€ 55,00</text:p>
          </table:table-cell>
          <table:table-cell table:style-name="ce2"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6000000" calcext:value-type="float">
            <text:p>6000000</text:p>
          </table:table-cell>
          <table:table-cell office:value-type="currency" office:currency="EUR" office:value="90000000" calcext:value-type="currency">
            <text:p>€ 90.000.000,00</text:p>
          </table:table-cell>
          <table:table-cell table:formula="of:=[.F15]*[.B15]" office:value-type="currency" office:currency="EUR" office:value="4950000000" calcext:value-type="currency">
            <text:p>€ 4.950.000.000,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rio Kart 8 Deluxe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60000000" calcext:value-type="float">
            <text:p>60000000</text:p>
          </table:table-cell>
          <table:table-cell office:value-type="currency" office:currency="EUR" office:value="60000000" calcext:value-type="currency">
            <text:p>€ 60.000.000,00</text:p>
          </table:table-cell>
          <table:table-cell table:formula="of:=[.F16]*[.B16]" office:value-type="currency" office:currency="EUR" office:value="3600000000" calcext:value-type="currency">
            <text:p>€ 3.600.000.000,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rvel’s Spider-Man 2</text:p>
          </table:table-cell>
          <table:table-cell office:value-type="currency" office:currency="EUR" office:value="80" calcext:value-type="currency">
            <text:p>€ 80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11000000" calcext:value-type="float">
            <text:p>11000000</text:p>
          </table:table-cell>
          <table:table-cell office:value-type="currency" office:currency="EUR" office:value="250000000" calcext:value-type="currency">
            <text:p>€ 250.000.000,00</text:p>
          </table:table-cell>
          <table:table-cell table:formula="of:=[.F17]*[.B17]" office:value-type="currency" office:currency="EUR" office:value="20000000000" calcext:value-type="currency">
            <text:p>€ 20.000.000.000,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etroid Prime Remastered</text:p>
          </table:table-cell>
          <table:table-cell office:value-type="currency" office:currency="EUR" office:value="55" calcext:value-type="currency">
            <text:p>€ 55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3000000" calcext:value-type="float">
            <text:p>3000000</text:p>
          </table:table-cell>
          <table:table-cell office:value-type="currency" office:currency="EUR" office:value="20000000" calcext:value-type="currency">
            <text:p>€ 20.000.000,00</text:p>
          </table:table-cell>
          <table:table-cell table:formula="of:=[.F18]*[.B18]" office:value-type="currency" office:currency="EUR" office:value="1100000000" calcext:value-type="currency">
            <text:p>€ 1.100.000.000,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Need for Speed Unbound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2000000" calcext:value-type="float">
            <text:p>2000000</text:p>
          </table:table-cell>
          <table:table-cell office:value-type="currency" office:currency="EUR" office:value="80000000" calcext:value-type="currency">
            <text:p>€ 80.000.000,00</text:p>
          </table:table-cell>
          <table:table-cell table:formula="of:=[.F19]*[.B19]" office:value-type="currency" office:currency="EUR" office:value="4800000000" calcext:value-type="currency">
            <text:p>€ 4.800.000.000,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lants vs. Zombies: Battle for Neighborville</text:p>
          </table:table-cell>
          <table:table-cell office:value-type="currency" office:currency="EUR" office:value="30" calcext:value-type="currency">
            <text:p>€ 3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2000000" calcext:value-type="float">
            <text:p>2000000</text:p>
          </table:table-cell>
          <table:table-cell office:value-type="currency" office:currency="EUR" office:value="45000000" calcext:value-type="currency">
            <text:p>€ 45.000.000,00</text:p>
          </table:table-cell>
          <table:table-cell table:formula="of:=[.F20]*[.B20]" office:value-type="currency" office:currency="EUR" office:value="1350000000" calcext:value-type="currency">
            <text:p>€ 1.35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émon Scarlet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23000000" calcext:value-type="float">
            <text:p>23000000</text:p>
          </table:table-cell>
          <table:table-cell office:value-type="currency" office:currency="EUR" office:value="80000000" calcext:value-type="currency">
            <text:p>€ 80.000.000,00</text:p>
          </table:table-cell>
          <table:table-cell table:formula="of:=[.F21]*[.B21]" office:value-type="currency" office:currency="EUR" office:value="5600000000" calcext:value-type="currency">
            <text:p>€ 5.6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chet &amp; Clank: Rift Apart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4000000" calcext:value-type="float">
            <text:p>4000000</text:p>
          </table:table-cell>
          <table:table-cell office:value-type="currency" office:currency="EUR" office:value="90000000" calcext:value-type="currency">
            <text:p>€ 90.000.000,00</text:p>
          </table:table-cell>
          <table:table-cell table:formula="of:=[.F22]*[.B22]" office:value-type="currency" office:currency="EUR" office:value="6300000000" calcext:value-type="currency">
            <text:p>€ 6.3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-Man: Miles Morales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13000000" calcext:value-type="float">
            <text:p>13000000</text:p>
          </table:table-cell>
          <table:table-cell office:value-type="currency" office:currency="EUR" office:value="100000000" calcext:value-type="currency">
            <text:p>€ 100.000.000,00</text:p>
          </table:table-cell>
          <table:table-cell table:formula="of:=[.F23]*[.B23]" office:value-type="currency" office:currency="EUR" office:value="7000000000" calcext:value-type="currency">
            <text:p>€ 7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atoon 3</text:p>
          </table:table-cell>
          <table:table-cell office:value-type="currency" office:currency="EUR" office:value="65" calcext:value-type="currency">
            <text:p>€ 65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11000000" calcext:value-type="float">
            <text:p>11000000</text:p>
          </table:table-cell>
          <table:table-cell office:value-type="currency" office:currency="EUR" office:value="50000000" calcext:value-type="currency">
            <text:p>€ 50.000.000,00</text:p>
          </table:table-cell>
          <table:table-cell table:formula="of:=[.F24]*[.B24]" office:value-type="currency" office:currency="EUR" office:value="3250000000" calcext:value-type="currency">
            <text:p>€ 3.25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Jedi: Survivor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8000000" calcext:value-type="float">
            <text:p>8000000</text:p>
          </table:table-cell>
          <table:table-cell office:value-type="currency" office:currency="EUR" office:value="150000000" calcext:value-type="currency">
            <text:p>€ 150.000.000,00</text:p>
          </table:table-cell>
          <table:table-cell table:formula="of:=[.F25]*[.B25]" office:value-type="currency" office:currency="EUR" office:value="10500000000" calcext:value-type="currency">
            <text:p>€ 10.5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Mario Odyssey</text:p>
          </table:table-cell>
          <table:table-cell office:value-type="currency" office:currency="EUR" office:value="65" calcext:value-type="currency">
            <text:p>€ 65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27000000" calcext:value-type="float">
            <text:p>27000000</text:p>
          </table:table-cell>
          <table:table-cell office:value-type="currency" office:currency="EUR" office:value="60000000" calcext:value-type="currency">
            <text:p>€ 60.000.000,00</text:p>
          </table:table-cell>
          <table:table-cell table:formula="of:=[.F26]*[.B26]" office:value-type="currency" office:currency="EUR" office:value="3900000000" calcext:value-type="currency">
            <text:p>€ 3.9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Smash Bros. Ultimate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33000000" calcext:value-type="float">
            <text:p>33000000</text:p>
          </table:table-cell>
          <table:table-cell office:value-type="currency" office:currency="EUR" office:value="70000000" calcext:value-type="currency">
            <text:p>€ 70.000.000,00</text:p>
          </table:table-cell>
          <table:table-cell table:formula="of:=[.F27]*[.B27]" office:value-type="currency" office:currency="EUR" office:value="4200000000" calcext:value-type="currency">
            <text:p>€ 4.2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st of Us Part I</text:p>
          </table:table-cell>
          <table:table-cell office:value-type="currency" office:currency="EUR" office:value="65" calcext:value-type="currency">
            <text:p>€ 65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6000000" calcext:value-type="float">
            <text:p>6000000</text:p>
          </table:table-cell>
          <table:table-cell office:value-type="currency" office:currency="EUR" office:value="100000000" calcext:value-type="currency">
            <text:p>€ 100.000.000,00</text:p>
          </table:table-cell>
          <table:table-cell table:formula="of:=[.F28]*[.B28]" office:value-type="currency" office:currency="EUR" office:value="6500000000" calcext:value-type="currency">
            <text:p>€ 6.5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egend of Zelda: Breath of the Wild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31000000" calcext:value-type="float">
            <text:p>31000000</text:p>
          </table:table-cell>
          <table:table-cell office:value-type="currency" office:currency="EUR" office:value="120000000" calcext:value-type="currency">
            <text:p>€ 120.000.000,00</text:p>
          </table:table-cell>
          <table:table-cell table:formula="of:=[.F29]*[.B29]" office:value-type="currency" office:currency="EUR" office:value="8400000000" calcext:value-type="currency">
            <text:p>€ 8.4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Sims 4</text:p>
          </table:table-cell>
          <table:table-cell office:value-type="currency" office:currency="EUR" office:value="40" calcext:value-type="currency">
            <text:p>€ 4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36000000" calcext:value-type="float">
            <text:p>36000000</text:p>
          </table:table-cell>
          <table:table-cell office:value-type="currency" office:currency="EUR" office:value="60000000" calcext:value-type="currency">
            <text:p>€ 60.000.000,00</text:p>
          </table:table-cell>
          <table:table-cell table:formula="of:=[.F30]*[.B30]" office:value-type="currency" office:currency="EUR" office:value="2400000000" calcext:value-type="currency">
            <text:p>€ 2.4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charted: Legacy of Thieves</text:p>
          </table:table-cell>
          <table:table-cell office:value-type="currency" office:currency="EUR" office:value="60" calcext:value-type="currency">
            <text:p>€ 60,00</text:p>
          </table:table-cell>
          <table:table-cell table:style-name="ce2"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5000000" calcext:value-type="float">
            <text:p>5000000</text:p>
          </table:table-cell>
          <table:table-cell office:value-type="currency" office:currency="EUR" office:value="90000000" calcext:value-type="currency">
            <text:p>€ 90.000.000,00</text:p>
          </table:table-cell>
          <table:table-cell table:formula="of:=[.F31]*[.B31]" office:value-type="currency" office:currency="EUR" office:value="5400000000" calcext:value-type="currency">
            <text:p>€ 5.400.000.000,00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Stato</text:p>
          </table:table-cell>
          <table:table-cell table:style-name="ce1" office:value-type="string" calcext:value-type="string">
            <text:p>Tasse (%)</text:p>
          </table:table-cell>
          <table:table-cell office:value-type="string" calcext:value-type="string">
            <text:p>Numero Giochi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JPN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US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FRA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Produttore</text:p>
          </table:table-cell>
          <table:table-cell table:style-name="ce1" office:value-type="string" calcext:value-type="string">
            <text:p>Copie Vendute</text:p>
          </table:table-cell>
          <table:table-cell office:value-type="string" calcext:value-type="string">
            <text:p>Spese Totali</text:p>
          </table:table-cell>
          <table:table-cell office:value-type="string" calcext:value-type="string">
            <text:p>Guadagni(netti) Totali</text:p>
          </table:table-cell>
          <table:table-cell office:value-type="string" calcext:value-type="string">
            <text:p>Guadagni / Spese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intendo</text:p>
          </table:table-cell>
          <table:table-cell table:style-name="ce1"/>
          <table:table-cell table:number-columns-repeated="3"/>
          <table:table-cell table:style-name="Default" table:number-columns-repeated="5"/>
        </table:table-row>
        <table:table-row table:style-name="ro1">
          <table:table-cell office:value-type="string" calcext:value-type="string">
            <text:p>EA</text:p>
          </table:table-cell>
          <table:table-cell table:style-name="ce1"/>
          <table:table-cell table:number-columns-repeated="3"/>
          <table:table-cell table:style-name="Default" table:number-columns-repeated="5"/>
        </table:table-row>
        <table:table-row table:style-name="ro1">
          <table:table-cell office:value-type="string" calcext:value-type="string">
            <text:p>Ubisoft</text:p>
          </table:table-cell>
          <table:table-cell table:style-name="ce1"/>
          <table:table-cell table:number-columns-repeated="3"/>
          <table:table-cell table:style-name="Default" table:number-columns-repeated="5"/>
        </table:table-row>
        <table:table-row table:style-name="ro1">
          <table:table-cell office:value-type="string" calcext:value-type="string">
            <text:p>Sony</text:p>
          </table:table-cell>
          <table:table-cell table:style-name="ce1"/>
          <table:table-cell table:number-columns-repeated="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00:13:43.527863400</meta:creation-date>
    <dc:date>2026-03-02T02:23:02.627570200</dc:date>
    <meta:editing-duration>PT44M27S</meta:editing-duration>
    <meta:editing-cycles>4</meta:editing-cycles>
    <meta:generator>LibreOffice/25.8.3.2$Windows_X86_64 LibreOffice_project/8ca8d55c161d602844f5428fa4b58097424e324e</meta:generator>
    <meta:document-statistic meta:table-count="1" meta:cell-count="238" meta:object-count="0"/>
  </office:meta>
</office:document-meta>
</file>